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automatic-styles>
    <style:style style:name="Table1" style:family="table">
      <style:table-properties style:width="6.25in" fo:margin-left="0.0007in" fo:margin-top="0in" fo:margin-bottom="0in" table:align="left" style:writing-mode="page"/>
    </style:style>
    <style:style style:name="Table1.A" style:family="table-column">
      <style:table-column-properties style:column-width="2.0833in"/>
    </style:style>
    <style:style style:name="Table1.B" style:family="table-column">
      <style:table-column-properties style:column-width="1.9438in"/>
    </style:style>
    <style:style style:name="Table1.C" style:family="table-column">
      <style:table-column-properties style:column-width="2.2229in"/>
    </style:style>
    <style:style style:name="Table1.1" style:family="table-row">
      <style:table-row-properties fo:keep-together="auto"/>
    </style:style>
    <style:style style:name="Table1.A1" style:family="table-cell">
      <style:table-cell-properties fo:background-color="#2255aa" fo:padding-left="0.0833in" fo:padding-right="0.0833in" fo:padding-top="0.0556in" fo:padding-bottom="0.0556in" fo:border="0.1pt solid #aabbcc">
        <style:background-image/>
      </style:table-cell-properties>
    </style:style>
    <style:style style:name="Table1.A2" style:family="table-cell">
      <style:table-cell-properties fo:background-color="#ffffff" fo:padding-left="0.0833in" fo:padding-right="0.0833in" fo:padding-top="0.0556in" fo:padding-bottom="0.0556in" fo:border="0.1pt solid #aabbcc">
        <style:background-image/>
      </style:table-cell-properties>
    </style:style>
    <style:style style:name="Table1.A3" style:family="table-cell">
      <style:table-cell-properties fo:background-color="#eef3fa" fo:padding-left="0.0833in" fo:padding-right="0.0833in" fo:padding-top="0.0556in" fo:padding-bottom="0.0556in" fo:border="0.1pt solid #aabbcc">
        <style:background-image/>
      </style:table-cell-properties>
    </style:style>
    <style:style style:name="P1" style:family="paragraph" style:parent-style-name="Standard">
      <style:paragraph-properties fo:margin-top="0in" fo:margin-bottom="0.0417in" style:contextual-spacing="false" fo:text-align="center" style:justify-single-word="false"/>
    </style:style>
    <style:style style:name="P2" style:family="paragraph" style:parent-style-name="Standard">
      <style:paragraph-properties fo:margin-top="0.028in" fo:margin-bottom="0.028in" style:contextual-spacing="false" fo:text-align="center" style:justify-single-word="false" fo:padding="0in" fo:border-left="none" fo:border-right="none" fo:border-top="0.99pt solid #2255aa" fo:border-bottom="0.99pt solid #2255aa"/>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139in" style:contextual-spacing="false" fo:text-align="center" style:justify-single-word="false"/>
    </style:style>
    <style:style style:name="P5" style:family="paragraph" style:parent-style-name="Heading_20_1">
      <style:paragraph-properties fo:margin-top="0.25in" fo:margin-bottom="0.0835in" style:contextual-spacing="false" fo:padding-left="0in" fo:padding-right="0in" fo:padding-top="0in" fo:padding-bottom="0.0555in" fo:border-left="none" fo:border-right="none" fo:border-top="none" fo:border-bottom="0.74pt solid #2255aa"/>
    </style:style>
    <style:style style:name="P6" style:family="paragraph" style:parent-style-name="Standard">
      <style:paragraph-properties fo:margin-top="0.0555in" fo:margin-bottom="0.0555in" style:contextual-spacing="false"/>
    </style:style>
    <style:style style:name="P7" style:family="paragraph" style:parent-style-name="Standard">
      <style:paragraph-properties fo:margin-left="0.5in" fo:margin-right="0.5in" fo:margin-top="0.0693in" fo:margin-bottom="0.0693in" style:contextual-spacing="false" fo:padding-left="0.111in" fo:padding-right="0.0555in" fo:padding-top="0.0555in" fo:padding-bottom="0.0555in" fo:border-left="1.5pt solid #2255aa" fo:border-right="0.51pt solid #aaaacc" fo:border-top="0.51pt solid #aaaacc" fo:border-bottom="0.51pt solid #aaaacc" style:shadow="none"/>
    </style:style>
    <style:style style:name="P8" style:family="paragraph" style:parent-style-name="List_20_Paragraph" style:list-style-name="WWNum2">
      <style:paragraph-properties fo:margin-top="0.0417in" fo:margin-bottom="0.0417in" style:contextual-spacing="false"/>
    </style:style>
    <style:style style:name="P9" style:family="paragraph" style:parent-style-name="Heading_20_2">
      <style:paragraph-properties fo:margin-top="0.1945in" fo:margin-bottom="0.0555in" style:contextual-spacing="false"/>
    </style:style>
    <style:style style:name="P10" style:family="paragraph" style:parent-style-name="Standard" style:list-style-name="WWNum1">
      <style:paragraph-properties fo:margin-left="0.5in" fo:margin-top="0.0417in" fo:margin-bottom="0.0417in" style:contextual-spacing="false" fo:text-indent="-0.25in" style:auto-text-indent="false"/>
    </style:style>
    <style:style style:name="P11" style:family="paragraph" style:parent-style-name="Standard">
      <style:paragraph-properties fo:margin-top="0.0417in" fo:margin-bottom="0.0417in" style:contextual-spacing="false"/>
    </style:style>
    <style:style style:name="P12" style:family="paragraph" style:parent-style-name="Standard">
      <style:paragraph-properties fo:margin-top="0.1665in" fo:margin-bottom="0in" style:contextual-spacing="false" fo:text-align="center" style:justify-single-word="false" fo:padding-left="0in" fo:padding-right="0in" fo:padding-top="0.0835in" fo:padding-bottom="0in" fo:border-left="none" fo:border-right="none" fo:border-top="0.74pt solid #2255aa" fo:border-bottom="none"/>
    </style:style>
    <style:style style:name="T1" style:family="text">
      <style:text-properties fo:color="#2255aa" loext:opacity="100%" style:font-name="Arial" fo:font-size="26pt" fo:font-weight="bold" style:font-name-asian="Arial2" style:font-size-asian="26pt" style:font-weight-asian="bold" style:font-name-complex="Arial2" style:font-size-complex="26pt" style:font-weight-complex="bold"/>
    </style:style>
    <style:style style:name="T2" style:family="text">
      <style:text-properties fo:color="#445588" loext:opacity="100%" style:font-name="Arial" fo:font-size="13pt" fo:font-style="italic" style:font-name-asian="Arial2" style:font-size-asian="13pt" style:font-style-asian="italic" style:font-name-complex="Arial2" style:font-size-complex="13pt" style:font-style-complex="italic"/>
    </style:style>
    <style:style style:name="T3" style:family="text">
      <style:text-properties fo:color="#1a1a1a" loext:opacity="100%" style:font-name="Arial" fo:font-size="16pt" fo:font-weight="bold" style:font-name-asian="Arial2" style:font-size-asian="16pt" style:font-weight-asian="bold" style:font-name-complex="Arial2" style:font-size-complex="16pt" style:font-weight-complex="bold"/>
    </style:style>
    <style:style style:name="T4" style:family="text">
      <style:text-properties fo:color="#777777" loext:opacity="100%" style:font-name="Arial" fo:font-size="10pt" style:font-name-asian="Arial2" style:font-size-asian="10pt" style:font-name-complex="Arial2" style:font-size-complex="10pt"/>
    </style:style>
    <style:style style:name="T5" style:family="text">
      <style:text-properties fo:color="#1155cc" loext:opacity="100%" style:font-name="Arial" fo:font-size="11pt" style:text-underline-style="solid" style:text-underline-width="auto" style:text-underline-color="font-color" style:font-name-asian="Arial2" style:font-size-asian="11pt" style:font-name-complex="Arial2" style:font-size-complex="11pt"/>
    </style:style>
    <style:style style:name="T6" style:family="text">
      <style:text-properties fo:color="#2255aa" loext:opacity="100%" style:font-name="Arial" fo:font-size="14pt" fo:font-weight="bold" style:font-name-asian="Arial2" style:font-size-asian="14pt" style:font-weight-asian="bold" style:font-name-complex="Arial2" style:font-size-complex="14pt" style:font-weight-complex="bold"/>
    </style:style>
    <style:style style:name="T7" style:family="text">
      <style:text-properties fo:color="#1a1a1a" loext:opacity="100%" style:font-name="Arial" fo:font-size="11pt" style:font-name-asian="Arial2" style:font-size-asian="11pt" style:font-name-complex="Arial2" style:font-size-complex="11pt"/>
    </style:style>
    <style:style style:name="T8" style:family="text">
      <style:text-properties fo:color="#1a1a1a" loext:opacity="100%" style:font-name="Arial" fo:font-size="11pt" fo:font-weight="bold" style:font-name-asian="Arial2" style:font-size-asian="11pt" style:font-weight-asian="bold" style:font-name-complex="Arial2" style:font-size-complex="11pt" style:font-weight-complex="bold"/>
    </style:style>
    <style:style style:name="T9" style:family="text">
      <style:text-properties fo:color="#333399" loext:opacity="100%" style:font-name="Arial" fo:font-size="10pt" fo:font-weight="bold" style:font-name-asian="Arial2" style:font-size-asian="10pt" style:font-weight-asian="bold" style:font-name-complex="Arial2" style:font-size-complex="10pt" style:font-weight-complex="bold"/>
    </style:style>
    <style:style style:name="T10" style:family="text">
      <style:text-properties fo:color="#555555" loext:opacity="100%" style:font-name="Arial" fo:font-size="10pt" fo:font-style="italic" style:font-name-asian="Arial2" style:font-size-asian="10pt" style:font-style-asian="italic" style:font-name-complex="Arial2" style:font-size-complex="10pt" style:font-style-complex="italic"/>
    </style:style>
    <style:style style:name="T11" style:family="text">
      <style:text-properties fo:color="#334488" loext:opacity="100%" style:font-name="Arial" fo:font-size="12pt" fo:font-weight="bold" style:font-name-asian="Arial2" style:font-size-asian="12pt" style:font-weight-asian="bold" style:font-name-complex="Arial2" style:font-size-complex="12pt" style:font-weight-complex="bold"/>
    </style:style>
    <style:style style:name="T12" style:family="text">
      <style:text-properties fo:color="#2255aa" loext:opacity="100%" style:font-name="Arial" fo:font-size="11pt" fo:font-weight="bold" style:font-name-asian="Arial2" style:font-size-asian="11pt" style:font-weight-asian="bold" style:font-name-complex="Arial2" style:font-size-complex="11pt" style:font-weight-complex="bold"/>
    </style:style>
    <style:style style:name="T13" style:family="text">
      <style:text-properties fo:color="#333333" loext:opacity="100%" style:font-name="Arial" fo:font-size="11pt" style:font-name-asian="Arial2" style:font-size-asian="11pt" style:font-name-complex="Arial2" style:font-size-complex="11pt"/>
    </style:style>
    <style:style style:name="T14" style:family="text">
      <style:text-properties fo:color="#1155cc" loext:opacity="100%" style:font-name="Arial" fo:font-size="11pt" style:font-name-asian="Arial2" style:font-size-asian="11pt" style:font-name-complex="Arial2" style:font-size-complex="11pt"/>
    </style:style>
    <style:style style:name="T15" style:family="text">
      <style:text-properties fo:color="#2255aa" loext:opacity="100%" fo:font-family="'Courier New'" style:font-family-generic="roman" style:font-pitch="variable" fo:font-size="11pt" style:font-family-asian="'Courier New'" style:font-family-generic-asian="system" style:font-pitch-asian="variable" style:font-size-asian="11pt" style:font-family-complex="'Courier New'" style:font-family-generic-complex="system" style:font-pitch-complex="variable" style:font-size-complex="11pt"/>
    </style:style>
    <style:style style:name="T16" style:family="text">
      <style:text-properties fo:color="#555555" loext:opacity="100%" style:font-name="Arial"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17" style:family="text">
      <style:text-properties fo:color="#770000" loext:opacity="100%" style:font-name="Arial" fo:font-size="10pt" fo:font-weight="bold" style:font-name-asian="Arial2" style:font-size-asian="10pt" style:font-weight-asian="bold" style:font-name-complex="Arial2" style:font-size-complex="10pt" style:font-weight-complex="bold"/>
    </style:style>
    <style:style style:name="T18" style:family="text">
      <style:text-properties fo:color="#777777" loext:opacity="100%" style:font-name="Arial" fo:font-size="10pt" fo:font-style="italic" style:font-name-asian="Arial2" style:font-size-asian="10pt" style:font-style-asian="italic" style:font-name-complex="Arial2" style:font-size-complex="10pt" style:font-style-complex="italic"/>
    </style:style>
    <style:style style:name="T19"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20" style:family="text">
      <style:text-properties fo:color="#1a1a1a" loext:opacity="100%" style:font-name="Arial" fo:font-size="10pt" fo:font-weight="bold" style:font-name-asian="Arial2" style:font-size-asian="10pt" style:font-weight-asian="bold" style:font-name-complex="Arial2" style:font-size-complex="10pt" style:font-weight-complex="bold"/>
    </style:style>
    <style:style style:name="T21" style:family="text">
      <style:text-properties fo:color="#1a1a1a" loext:opacity="100%" style:font-name="Arial" fo:font-size="10pt" fo:font-weight="normal" style:font-name-asian="Arial2" style:font-size-asian="10pt" style:font-weight-asian="normal" style:font-name-complex="Arial2"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ART</text:span></text:p>
      <text:p text:style-name="P1"><text:span text:style-name="T2">Adrian &amp; Richard’s Technologies</text:span></text:p>
      <text:p text:style-name="P2"><text:span text:style-name="T3">Remora™ eCom — Intellectual Property License</text:span></text:p>
      <text:p text:style-name="P3"/>
      <text:p text:style-name="P4"><text:span text:style-name="T4">Version 1.0 <text:s/>· <text:s/>Effective: April 2025 <text:s/>· <text:s/></text:span><text:a xlink:type="simple" xlink:href="https://aart.dev" text:style-name="ListLabel_20_12" text:visited-style-name="ListLabel_20_12"><text:span text:style-name="T5">aart.dev</text:span></text:a><text:span text:style-name="T4"> <text:s/>· <text:s/></text:span><text:a xlink:type="simple" xlink:href="mailto:licensing@aart.dev" text:style-name="ListLabel_20_13" text:visited-style-name="ListLabel_20_13"><text:span text:style-name="T5">licensing@aart.dev</text:span></text:a></text:p>
      <text:h text:style-name="P5" text:outline-level="1"><text:span text:style-name="T6">Preamble</text:span></text:h>
      <text:p text:style-name="P6"><text:span text:style-name="T7">This license governs the use, reproduction, and distribution of the </text:span><text:span text:style-name="T8">Remora™ eCom</text:span><text:span text:style-name="T7"> — an electronic commutator (eCom) for slot car racing, developed by AART (Adrian &amp; Richard’s Technologies), a collaboration between </text:span><text:span text:style-name="T8">Adrian Blakey</text:span><text:span text:style-name="T7"> and </text:span><text:span text:style-name="T8">Richard Lang</text:span><text:span text:style-name="T7">, with supporting contributions from </text:span><text:span text:style-name="T8">Arseny Vakrushev</text:span><text:span text:style-name="T7"> and </text:span><text:span text:style-name="T8">Keith Gibson</text:span><text:span text:style-name="T7">. The intellectual property (“IP”) is inspired by and structured in the spirit of Creative Commons licensing principles, adapted for hardware and associated documentation.</text:span></text:p>
      <text:p text:style-name="P3"/>
      <text:p text:style-name="P6"><text:span text:style-name="T7">The IP is freely available for personal non-commercial use. Commercial use requires a separate negotiated license. By downloading or cloning the IP from the AART GitHub repository, the licensee </text:span><text:span text:style-name="T8">implicitly and irrevocably agrees</text:span><text:span text:style-name="T7"> to the terms of this license.</text:span></text:p>
      <text:p text:style-name="P3"/>
      <text:p text:style-name="P7"><text:span text:style-name="T9">Important: </text:span><text:span text:style-name="T10">AART does not commit to maintaining this repository indefinitely. The repository may be moved, restructured, or discontinued at AART’s discretion. The license grant is perpetual and one-time; no ongoing obligation to host or maintain the IP is implied.</text:span></text:p>
      <text:p text:style-name="P3"/>
      <text:h text:style-name="P5" text:outline-level="1"><text:span text:style-name="T6">1. Definitions</text:span></text:h>
      <text:p text:style-name="P6"><text:span text:style-name="T8">“IP” or “Intellectual Property”</text:span><text:span text:style-name="T7"> means the totality of materials released by AART under this license relating to the Remora™ eCom, including without limitation:</text:span></text:p>
      <text:list text:style-name="WWNum2">
        <text:list-item text:start-value="1">
          <text:p text:style-name="P8"><text:span text:style-name="T7">The requirements document;</text:span></text:p>
        </text:list-item>
        <text:list-item>
          <text:p text:style-name="P8"><text:span text:style-name="T7">The test plan;</text:span></text:p>
        </text:list-item>
        <text:list-item>
          <text:p text:style-name="P8"><text:span text:style-name="T7">The electronic design as expressed in KiCad project files;</text:span></text:p>
        </text:list-item>
        <text:list-item>
          <text:p text:style-name="P8"><text:span text:style-name="T7">Manufacturing output files (Gerber files, pick-and-place placement files, Bill of Materials);</text:span></text:p>
        </text:list-item>
        <text:list-item>
          <text:p text:style-name="P8"><text:span text:style-name="T7">The support Wiki and any associated documentation;</text:span></text:p>
        </text:list-item>
        <text:list-item>
          <text:p text:style-name="P8"><text:span text:style-name="T7">Any additional documents subsequently designated by AART as forming part of this IP.</text:span></text:p>
        </text:list-item>
      </text:list>
      <text:p text:style-name="P3"/>
      <text:p text:style-name="P6"><text:span text:style-name="T8">“Licensee”</text:span><text:span text:style-name="T7"> means any individual or entity that downloads, clones, forks, or otherwise obtains the IP.</text:span></text:p>
      <text:p text:style-name="P3"/>
      <text:p text:style-name="P6"><text:span text:style-name="T8">“Personal Use Board”</text:span><text:span text:style-name="T7"> means a physical board manufactured by or for the Licensee for their own personal, non-commercial use, in quantities not exceeding approximately ten (10) units per calendar year.</text:span></text:p>
      <text:p text:style-name="P3"/>
      <text:p text:style-name="P6"><text:soft-page-break/><text:span text:style-name="T8">“Commercial Board”</text:span><text:span text:style-name="T7"> means any board manufactured in excess of the Personal Use limit, or manufactured for sale, exchange for value, or commercial distribution, irrespective of quantity.</text:span></text:p>
      <text:p text:style-name="P3"/>
      <text:p text:style-name="P6"><text:span text:style-name="T8">“Derivative Work”</text:span><text:span text:style-name="T7"> means any modification, adaptation, or derived design based in whole or in part upon the IP.</text:span></text:p>
      <text:p text:style-name="P3"/>
      <text:p text:style-name="P6"><text:span text:style-name="T8">“AART”</text:span><text:span text:style-name="T7"> means Adrian Blakey and Richard Lang, trading as Adrian &amp; Richard’s Technologies, contactable at </text:span><text:a xlink:type="simple" xlink:href="https://aart.dev" text:style-name="ListLabel_20_14" text:visited-style-name="ListLabel_20_14"><text:span text:style-name="T5">https://aart.dev</text:span></text:a><text:span text:style-name="T7"> and </text:span><text:a xlink:type="simple" xlink:href="mailto:licensing@aart.dev" text:style-name="ListLabel_20_15" text:visited-style-name="ListLabel_20_15"><text:span text:style-name="T5">licensing@aart.dev</text:span></text:a><text:span text:style-name="T7">.</text:span></text:p>
      <text:p text:style-name="P3"/>
      <text:h text:style-name="P5" text:outline-level="1"><text:span text:style-name="T6">2. License Grant</text:span></text:h>
      <text:h text:style-name="P9" text:outline-level="2"><text:span text:style-name="T11">2.1 Personal Non-Commercial Use</text:span></text:h>
      <text:p text:style-name="P6"><text:span text:style-name="T7">Subject to the terms of this license, AART grants the Licensee a worldwide, royalty-free, perpetual, non-exclusive license to:</text:span></text:p>
      <text:list text:continue-numbering="true" text:style-name="WWNum2">
        <text:list-item>
          <text:p text:style-name="P8"><text:span text:style-name="T7">Download, copy, and study the IP;</text:span></text:p>
        </text:list-item>
        <text:list-item>
          <text:p text:style-name="P8"><text:span text:style-name="T7">Manufacture Personal Use Boards using any manufacturer, including AART’s recommended vendor JLCPCB or any other;</text:span></text:p>
        </text:list-item>
        <text:list-item>
          <text:p text:style-name="P8"><text:span text:style-name="T7">Distribute Personal Use Boards freely (without charge) to friends and family who are slot car racers.</text:span></text:p>
        </text:list-item>
      </text:list>
      <text:p text:style-name="P3"/>
      <text:p text:style-name="P7"><text:span text:style-name="T10">Personal Use Boards must not be sold, exchanged for value, or distributed in commerce. They must be given freely to friends and family only.</text:span></text:p>
      <text:p text:style-name="P3"/>
      <text:h text:style-name="P9" text:outline-level="2"><text:span text:style-name="T11">2.2 Commercial Use</text:span></text:h>
      <text:p text:style-name="P6"><text:span text:style-name="T7">Any use beyond the Personal Use scope described in Section 2.1 — including but not limited to manufacturing more than approximately ten (10) boards per year, selling boards, or distributing boards commercially — constitutes </text:span><text:span text:style-name="T8">Commercial Use</text:span><text:span text:style-name="T7"> and requires a separate written license agreement with AART.</text:span></text:p>
      <text:p text:style-name="P3"/>
      <text:p text:style-name="P6"><text:span text:style-name="T7">The standard commercial manufacturing fee is </text:span><text:span text:style-name="T8">approximately USD 1.00 per board manufactured</text:span><text:span text:style-name="T7"> (not per board sold). This fee is due and payable to AART upon receipt of boards from the manufacturer. Prospective commercial licensees must contact AART at </text:span><text:a xlink:type="simple" xlink:href="https://aart.dev" text:style-name="ListLabel_20_16" text:visited-style-name="ListLabel_20_16"><text:span text:style-name="T5">https://aart.dev</text:span></text:a><text:span text:style-name="T7"> or </text:span><text:a xlink:type="simple" xlink:href="mailto:licensing@aart.dev" text:style-name="ListLabel_20_17" text:visited-style-name="ListLabel_20_17"><text:span text:style-name="T5">licensing@aart.dev</text:span></text:a><text:span text:style-name="T7"> prior to commencing manufacture to obtain remittance instructions and execute a commercial license agreement.</text:span></text:p>
      <text:p text:style-name="P3"/>
      <text:h text:style-name="P9" text:outline-level="2"><text:span text:style-name="T11">2.3 Registered Charities</text:span></text:h>
      <text:p text:style-name="P6"><text:span text:style-name="T7">Registered charitable organisations wishing to engage in commercial activity involving the IP should contact AART at </text:span><text:a xlink:type="simple" xlink:href="mailto:licensing@aart.dev" text:style-name="ListLabel_20_18" text:visited-style-name="ListLabel_20_18"><text:span text:style-name="T5">licensing@aart.dev</text:span></text:a><text:span text:style-name="T7"> to negotiate appropriate terms. AART will consider reduced or waived fees on a case-by-case basis.</text:span></text:p>
      <text:p text:style-name="P3"/>
      <text:h text:style-name="P5" text:outline-level="1"><text:soft-page-break/><text:span text:style-name="T6">3. Board Marking Requirements</text:span></text:h>
      <text:h text:style-name="P9" text:outline-level="2"><text:span text:style-name="T11">3.1 All Boards</text:span></text:h>
      <text:p text:style-name="P6"><text:span text:style-name="T7">Every board manufactured under this license must display the following attribution on its silkscreen or other permanent marking:</text:span></text:p>
      <text:p text:style-name="P3"/>
      <text:p text:style-name="P7"><text:span text:style-name="T12">Remora™ <text:s/>  </text:span><text:span text:style-name="T13">(CC BY symbol) <text:s/>  <text:s/>AART™ <text:s/>  <text:s/>ESCape32™</text:span></text:p>
      <text:p text:style-name="P3"/>
      <text:p text:style-name="P6"><text:span text:style-name="T7">Specifically:</text:span></text:p>
      <text:list text:continue-numbering="true" text:style-name="WWNum2">
        <text:list-item>
          <text:p text:style-name="P8"><text:span text:style-name="T8">Remora™</text:span><text:span text:style-name="T7"> — the product name and AART trademark;</text:span></text:p>
        </text:list-item>
        <text:list-item>
          <text:p text:style-name="P8"><text:span text:style-name="T7">The Creative Commons </text:span><text:span text:style-name="T8">“By” Attribution symbol</text:span><text:span text:style-name="T7"> (CC BY) as specified at https://creativecommons.org/mission/downloads/;</text:span></text:p>
        </text:list-item>
        <text:list-item>
          <text:p text:style-name="P8"><text:span text:style-name="T8">AART™</text:span><text:span text:style-name="T7"> — the manufacturer attribution trademark;</text:span></text:p>
        </text:list-item>
        <text:list-item>
          <text:p text:style-name="P8"><text:span text:style-name="T8">ESCape32™</text:span><text:span text:style-name="T7"> — the ESCape32 logo and trademark as required by that project.</text:span></text:p>
        </text:list-item>
      </text:list>
      <text:p text:style-name="P3"/>
      <text:p text:style-name="P6"><text:span text:style-name="T7">There are no restrictions on other manufacturing choices, including but not limited to: board colour, solder mask, additional graphics, copper weight, surface finish, or board material.</text:span></text:p>
      <text:p text:style-name="P3"/>
      <text:h text:style-name="P9" text:outline-level="2"><text:span text:style-name="T11">3.2 Personal Use Boards — Additional Marking</text:span></text:h>
      <text:p text:style-name="P6"><text:span text:style-name="T7">Personal Use Boards must also display a </text:span><text:span text:style-name="T8">slashed currency symbol</text:span><text:span text:style-name="T7"> (the Creative Commons non-commercial indicator, as available from </text:span><text:a xlink:type="simple" xlink:href="https://creativecommons.org/mission/downloads/" text:style-name="ListLabel_20_19" text:visited-style-name="ListLabel_20_19"><text:span text:style-name="T5">https://creativecommons.org/mission/downloads/</text:span></text:a><text:span text:style-name="T7">) to clearly identify them as non-commercial.</text:span></text:p>
      <text:p text:style-name="P3"/>
      <text:h text:style-name="P9" text:outline-level="2"><text:span text:style-name="T11">3.3 Commercial Boards</text:span></text:h>
      <text:p text:style-name="P6"><text:span text:style-name="T7">Commercial Boards licensed under Section 2.2 are not required to carry the slashed currency symbol and may additionally carry the commercial vendor’s own logo and branding.</text:span></text:p>
      <text:p text:style-name="P3"/>
      <text:h text:style-name="P5" text:outline-level="1"><text:span text:style-name="T6">4. Derivative Works</text:span></text:h>
      <text:p text:style-name="P6"><text:span text:style-name="T7">If the Licensee creates a Derivative Work, the following conditions apply:</text:span></text:p>
      <text:p text:style-name="P3"/>
      <text:h text:style-name="P9" text:outline-level="2"><text:span text:style-name="T11">4.1 Attribution</text:span></text:h>
      <text:p text:style-name="P6"><text:span text:style-name="T7">The Derivative Work must clearly acknowledge that it is derived from the Remora™ eCom by AART. This acknowledgement must appear in all associated literature, whether printed or electronic, and in the design’s documentation.</text:span></text:p>
      <text:p text:style-name="P3"/>
      <text:h text:style-name="P9" text:outline-level="2"><text:span text:style-name="T11">4.2 Share-Alike</text:span></text:h>
      <text:p text:style-name="P6"><text:span text:style-name="T7">The IP of any Derivative Work must be distributed under the </text:span><text:span text:style-name="T8">same terms as this license</text:span><text:span text:style-name="T7">. The Licensee may not apply additional restrictions to the Derivative Work beyond those contained herein.</text:span></text:p>
      <text:p text:style-name="P3"><text:soft-page-break/></text:p>
      <text:h text:style-name="P9" text:outline-level="2"><text:span text:style-name="T11">4.3 Return to AART</text:span></text:h>
      <text:p text:style-name="P6"><text:span text:style-name="T7">The Licensee must provide a complete copy of the Derivative Work’s IP to AART. AART shall have the right, but not the obligation, to:</text:span></text:p>
      <text:list xml:id="list102344134254721" text:continue-numbering="true" text:style-name="WWNum2">
        <text:list-item>
          <text:p text:style-name="P8"><text:span text:style-name="T7">Incorporate elements of the Derivative Work into the base Remora™ eCom design;</text:span></text:p>
        </text:list-item>
        <text:list-item>
          <text:p text:style-name="P8"><text:span text:style-name="T7">Redistribute the Derivative Work IP under this or any other license AART deems appropriate.</text:span></text:p>
        </text:list-item>
      </text:list>
      <text:p text:style-name="P3"/>
      <text:p text:style-name="P6"><text:span text:style-name="T7">This obligation arises at the time the Derivative Work is first distributed or manufactured (whichever is earlier).</text:span></text:p>
      <text:p text:style-name="P3"/>
      <text:h text:style-name="P5" text:outline-level="1"><text:span text:style-name="T6">5. Derived Documentation</text:span></text:h>
      <text:h text:style-name="P9" text:outline-level="2"><text:span text:style-name="T11">5.1 Republication and Reuse of AART Documentation</text:span></text:h>
      <text:p text:style-name="P6"><text:span text:style-name="T7">Any party — whether a commercial vendor or a non-commercial user — who republishes, reproduces, or redistributes any AART documentation forming part of the IP, either verbatim or in reworded, adapted, translated, or summarised form (“Derived Documentation”), must comply with the following conditions.</text:span></text:p>
      <text:p text:style-name="P3"/>
      <text:h text:style-name="P9" text:outline-level="2"><text:span text:style-name="T11">5.2 Attribution Requirement</text:span></text:h>
      <text:p text:style-name="P6"><text:span text:style-name="T7">The Derived Documentation must carry a clear and prominent attribution stating that it is based upon, derived from, or copied from AART source material. The attribution must include a reference to the original AART source (for example, a URL to the AART GitHub repository or Wiki) and must appear in a position reasonably visible to any reader or user of the Derived Documentation.</text:span></text:p>
      <text:p text:style-name="P3"/>
      <text:h text:style-name="P9" text:outline-level="2"><text:span text:style-name="T11">5.3 Notification to AART</text:span></text:h>
      <text:p text:style-name="P6"><text:span text:style-name="T7">Prior to, or promptly upon, first publication of any Derived Documentation, the party responsible must notify AART by email at </text:span><text:span text:style-name="Internet_20_link"><text:span text:style-name="T14">info@aart.dev</text:span></text:span><text:span text:style-name="T7">, providing:</text:span></text:p>
      <text:list xml:id="list165679654" text:style-name="WWNum1">
        <text:list-item text:start-value="1">
          <text:p text:style-name="P10"><text:span text:style-name="T7">A copy of the Derived Documentation (or the relevant portion thereof); and/or</text:span></text:p>
        </text:list-item>
        <text:list-item>
          <text:p text:style-name="P10"><text:span text:style-name="T7">A URL or other link to the location at which the Derived Documentation appears or is published online.</text:span></text:p>
        </text:list-item>
      </text:list>
      <text:p text:style-name="P6"><text:span text:style-name="T7">AART reserves the right to request removal or correction of Derived Documentation that misrepresents the original source material or omits the required attribution.</text:span></text:p>
      <text:p text:style-name="P3"/>
      <text:h text:style-name="P9" text:outline-level="2"><text:span text:style-name="T11">5.4 Disclaimer of Currency and Accuracy</text:span></text:h>
      <text:p text:style-name="P6"><text:span text:style-name="T7">AART’s written documentation — including the requirements document, test plan, Wiki, README files, and any other supporting materials — is maintained on a best-efforts, occasional basis as AART’s knowledge and experience develops. AART makes </text:span><text:span text:style-name="T8">no guarantee as to the currency, completeness, or accuracy</text:span><text:span text:style-name="T7"> of any documentation at any given time. The documentation may lag behind the current state of the design, firmware, or manufacturing recommendations.</text:span></text:p>
      <text:p text:style-name="P3"><text:soft-page-break/></text:p>
      <text:p text:style-name="P7"><text:span text:style-name="T10">Any party publishing Derived Documentation is strongly advised to check the AART repository for the most recent version of the source material at the time of publication and to note the date on which the AART source was last consulted. AART accepts no responsibility for errors or omissions in Derived Documentation, nor for any reliance placed upon it by third parties.</text:span></text:p>
      <text:p text:style-name="P3"/>
      <text:h text:style-name="P5" text:outline-level="1"><text:span text:style-name="T6">6. Support</text:span></text:h>
      <text:p text:style-name="P6"><text:span text:style-name="T7">AART provides community support for the Remora™ eCom IP through the following channels:</text:span></text:p>
      <text:list xml:id="list102345577438197" text:continue-list="list102344134254721" text:style-name="WWNum2">
        <text:list-item>
          <text:p text:style-name="P8"><text:span text:style-name="T7">GitHub Wiki (associated with the IP repository);</text:span></text:p>
        </text:list-item>
        <text:list-item>
          <text:p text:style-name="P8"><text:span text:style-name="T7">Discord (link available at aart.dev);</text:span></text:p>
        </text:list-item>
        <text:list-item>
          <text:p text:style-name="P8"><text:span text:style-name="T7">Email enquiries via the aart.dev website.</text:span></text:p>
        </text:list-item>
      </text:list>
      <text:p text:style-name="P3"/>
      <text:p text:style-name="P6"><text:span text:style-name="T8">Commercial vendors</text:span><text:span text:style-name="T7"> are solely responsible for providing first-line support for their own products. AART does not undertake any obligation to support commercially manufactured boards or end users of commercial products.</text:span></text:p>
      <text:p text:style-name="P3"/>
      <text:p text:style-name="P6"><text:span text:style-name="T7">Commercial vendors wishing to engage AART for </text:span><text:span text:style-name="T8">second-line support</text:span><text:span text:style-name="T7"> services should negotiate a separate support agreement with AART at </text:span><text:a xlink:type="simple" xlink:href="https://aart.dev" text:style-name="ListLabel_20_20" text:visited-style-name="ListLabel_20_20"><text:span text:style-name="T5">https://aart.dev</text:span></text:a><text:span text:style-name="T7">. AART will not provide second-line support to a commercial vendor in the absence of such an agreement.</text:span></text:p>
      <text:p text:style-name="P3"/>
      <text:h text:style-name="P5" text:outline-level="1"><text:span text:style-name="T6">7. ESCape32 Firmware</text:span></text:h>
      <text:h text:style-name="P9" text:outline-level="2"><text:span text:style-name="T11">6.1 Standard Firmware Build</text:span></text:h>
      <text:p text:style-name="P6"><text:span text:style-name="T7">The Remora™ eCom board ships with, or is intended to run, a specific release of the </text:span><text:span text:style-name="T8">ESCape32™ open-source firmware</text:span><text:span text:style-name="T7">, maintained in the official ESCape32 GitHub repository. AART identifies and qualifies specific ESCape32 releases for use with the Remora™ eCom and is responsible for the support of that designated build in the context of this board.</text:span></text:p>
      <text:p text:style-name="P3"/>
      <text:p text:style-name="P6"><text:span text:style-name="T7">The ESCape32™ firmware </text:span><text:span text:style-name="T8">will change from time to time</text:span><text:span text:style-name="T7"> as the upstream project evolves. It is the </text:span><text:span text:style-name="T8">board owner’s sole responsibility</text:span><text:span text:style-name="T7"> to monitor these changes and apply firmware updates as appropriate. Updates may be applied by either of the following methods, for which instructions are provided in the board’s Wi-Fi interface:</text:span></text:p>
      <text:list text:continue-list="list165679654" text:style-name="WWNum1">
        <text:list-item>
          <text:p text:style-name="P10"><text:span text:style-name="T8">Wi-Fi Link: </text:span><text:span text:style-name="T7">over-the-air update via the board’s built-in Wi-Fi interface;</text:span></text:p>
        </text:list-item>
        <text:list-item>
          <text:p text:style-name="P10"><text:span text:style-name="T8">Reflashing: </text:span><text:span text:style-name="T7">direct programming of the board using the procedure described in the Wi-Fi interface documentation.</text:span></text:p>
        </text:list-item>
      </text:list>
      <text:p text:style-name="P3"/>
      <text:h text:style-name="P9" text:outline-level="2"><text:soft-page-break/><text:span text:style-name="T11">6.2 AART Special-Purpose Firmware Builds</text:span></text:h>
      <text:p text:style-name="P6"><text:span text:style-name="T7">From time to time, AART may fork the ESCape32™ firmware and develop a special-purpose build for a specific feature or experimental purpose. Such builds will be distributed within a </text:span><text:span text:style-name="T15">bin/</text:span><text:span text:style-name="T7"> directory in the repository, accompanied by a </text:span><text:span text:style-name="T15">README.md</text:span><text:span text:style-name="T7"> file explaining the build’s purpose, intended use, and any known limitations.</text:span></text:p>
      <text:p text:style-name="P3"/>
      <text:p text:style-name="P7"><text:span text:style-name="T9">Note: </text:span><text:span text:style-name="T10">AART special-purpose firmware builds are provided with </text:span><text:span text:style-name="T16">no guarantee whatsoever</text:span><text:span text:style-name="T10">. Their installation and use is entirely at the board owner’s own risk. AART accepts no liability for any damage, malfunction, or data loss arising from the use of a special-purpose build. The standard firmware warranty disclaimer in Section 9 applies in full.</text:span></text:p>
      <text:p text:style-name="P3"/>
      <text:h text:style-name="P5" text:outline-level="1"><text:span text:style-name="T6">8. Intellectual Property</text:span></text:h>
      <text:p text:style-name="P6"><text:span text:style-name="T7">All rights, title, and interest in and to the IP (other than as expressly licensed herein) remain with AART. The Remora™, AART™, and associated marks are trademarks of AART. ESCape32™ is a trademark of its respective owner.</text:span></text:p>
      <text:p text:style-name="P3"/>
      <text:p text:style-name="P6"><text:span text:style-name="T8">AART makes no representation or warranty</text:span><text:span text:style-name="T7"> that the IP does not infringe the intellectual property rights of any third party. It is the Licensee’s sole responsibility to conduct any necessary freedom-to-operate analysis and to obtain any third-party licences that may be required.</text:span></text:p>
      <text:p text:style-name="P3"/>
      <text:h text:style-name="P5" text:outline-level="1"><text:span text:style-name="T6">9. Disclaimer of Warranties and Limitation of Liability</text:span></text:h>
      <text:p text:style-name="P7"><text:span text:style-name="T17">THE IP IS PROVIDED “AS IS” WITHOUT WARRANTY OF ANY KIND, EXPRESS OR IMPLIED, INCLUDING BUT NOT LIMITED TO WARRANTIES OF MERCHANTABILITY, FITNESS FOR A PARTICULAR PURPOSE, ACCURACY, COMPLETENESS, OR NON-INFRINGEMENT. AART DOES NOT WARRANT THAT THE DESIGN IS FREE FROM ERRORS OR THAT ITS USE WILL BE UNINTERRUPTED OR SAFE.</text:span></text:p>
      <text:p text:style-name="P3"/>
      <text:p text:style-name="P7"><text:span text:style-name="T17">TO THE MAXIMUM EXTENT PERMITTED BY APPLICABLE LAW, IN NO EVENT SHALL AART OR ITS CONTRIBUTORS BE LIABLE FOR ANY DIRECT, INDIRECT, INCIDENTAL, SPECIAL, EXEMPLARY, OR CONSEQUENTIAL DAMAGES (INCLUDING BUT NOT LIMITED TO DAMAGE TO PROPERTY, PERSONAL INJURY, DEATH, LOSS OF DATA, OR LOSS OF PROFITS) ARISING OUT OF OR IN CONNECTION WITH THE USE OR INABILITY TO USE THE IP OR ANY BOARD MANUFACTURED THEREFROM, HOWEVER CAUSED AND ON ANY THEORY OF LIABILITY, WHETHER IN CONTRACT, STRICT LIABILITY, OR TORT.</text:span></text:p>
      <text:p text:style-name="P3"/>
      <text:p text:style-name="P6"><text:span text:style-name="T7">The Licensee assumes all risk associated with the design, manufacture, assembly, and operation of any board produced using the IP.</text:span></text:p>
      <text:p text:style-name="P3"/>
      <text:h text:style-name="P5" text:outline-level="1"><text:soft-page-break/><text:span text:style-name="T6">10. Termination</text:span></text:h>
      <text:p text:style-name="P6"><text:span text:style-name="T7">This license is granted perpetually but will terminate automatically upon any material breach by the Licensee that is not remedied within thirty (30) days of written notice from AART. Upon termination, the Licensee must cease all use and distribution of the IP and any boards manufactured under the terminated license.</text:span></text:p>
      <text:p text:style-name="P3"/>
      <text:p text:style-name="P6"><text:span text:style-name="T7">Personal Use licenses survive in respect of boards already lawfully manufactured prior to termination.</text:span></text:p>
      <text:p text:style-name="P3"/>
      <text:h text:style-name="P5" text:outline-level="1"><text:span text:style-name="T6">11. Governing Law</text:span></text:h>
      <text:p text:style-name="P6"><text:span text:style-name="T7">This license shall be governed by and construed in accordance with the laws of the jurisdiction in which AART’s principal contributors are domiciled, without regard to conflicts of law principles. Any disputes shall be resolved by negotiation in good faith, and if unresolved, by binding arbitration.</text:span></text:p>
      <text:p text:style-name="P3"/>
      <text:h text:style-name="P5" text:outline-level="1"><text:span text:style-name="T6">12. Miscellaneous</text:span></text:h>
      <text:list text:continue-list="list102345577438197" text:style-name="WWNum2">
        <text:list-item>
          <text:p text:style-name="P8"><text:span text:style-name="T8">Entire Agreement: </text:span><text:span text:style-name="T7">This license constitutes the entire agreement between AART and the Licensee with respect to the IP and supersedes all prior representations and understandings.</text:span></text:p>
        </text:list-item>
        <text:list-item>
          <text:p text:style-name="P8"><text:span text:style-name="T8">Severability: </text:span><text:span text:style-name="T7">If any provision of this license is found to be unenforceable, it shall be modified to the minimum extent necessary to make it enforceable, and the remaining provisions shall continue in full force.</text:span></text:p>
        </text:list-item>
        <text:list-item>
          <text:p text:style-name="P8"><text:span text:style-name="T8">No Waiver: </text:span><text:span text:style-name="T7">Failure by AART to enforce any provision shall not constitute a waiver of the right to enforce it in the future.</text:span></text:p>
        </text:list-item>
        <text:list-item>
          <text:p text:style-name="P8"><text:span text:style-name="T8">Notices: </text:span><text:span text:style-name="T7">All notices and requests to AART should be directed to </text:span><text:a xlink:type="simple" xlink:href="mailto:licensing@aart.dev" text:style-name="ListLabel_20_21" text:visited-style-name="ListLabel_20_21"><text:span text:style-name="T5">licensing@aart.dev</text:span></text:a><text:span text:style-name="T7">.</text:span></text:p>
        </text:list-item>
      </text:list>
      <text:p text:style-name="P3"/>
      <text:h text:style-name="P5" text:outline-level="1"><text:span text:style-name="T6">Quick Reference Summary</text:span></text:h>
      <text:p text:style-name="P11"><text:span text:style-name="T18">This summary is provided for convenience only and does not form part of the license.</text:span></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
            </table:table-cell>
            <table:table-cell table:style-name="Table1.A1" office:value-type="string">
              <text:p text:style-name="Standard"><text:span text:style-name="T19">Personal Use</text:span></text:p>
            </table:table-cell>
            <table:table-cell table:style-name="Table1.A1" office:value-type="string">
              <text:p text:style-name="Standard"><text:span text:style-name="T19">Commercial Use</text:span></text:p>
            </table:table-cell>
          </table:table-row>
        </table:table-header-rows>
        <table:table-row table:style-name="Table1.1">
          <table:table-cell table:style-name="Table1.A2" office:value-type="string">
            <text:p text:style-name="Standard"><text:span text:style-name="T20">Max boards / year</text:span></text:p>
          </table:table-cell>
          <table:table-cell table:style-name="Table1.A2" office:value-type="string">
            <text:p text:style-name="Standard"><text:span text:style-name="T21">~10</text:span></text:p>
          </table:table-cell>
          <table:table-cell table:style-name="Table1.A2" office:value-type="string">
            <text:p text:style-name="Standard"><text:span text:style-name="T21">Unlimited (fee applies)</text:span></text:p>
          </table:table-cell>
        </table:table-row>
        <table:table-row table:style-name="Table1.1">
          <table:table-cell table:style-name="Table1.A3" office:value-type="string">
            <text:p text:style-name="Standard"><text:span text:style-name="T20">Manufacturer</text:span></text:p>
          </table:table-cell>
          <table:table-cell table:style-name="Table1.A3" office:value-type="string">
            <text:p text:style-name="Standard"><text:span text:style-name="T21">Any (incl. JLCPCB)</text:span></text:p>
          </table:table-cell>
          <table:table-cell table:style-name="Table1.A3" office:value-type="string">
            <text:p text:style-name="Standard"><text:span text:style-name="T21">Any</text:span></text:p>
          </table:table-cell>
        </table:table-row>
        <table:table-row table:style-name="Table1.1">
          <table:table-cell table:style-name="Table1.A2" office:value-type="string">
            <text:p text:style-name="Standard"><text:span text:style-name="T20">Distribution</text:span></text:p>
          </table:table-cell>
          <table:table-cell table:style-name="Table1.A2" office:value-type="string">
            <text:p text:style-name="Standard"><text:span text:style-name="T21">Free to friends / family only</text:span></text:p>
          </table:table-cell>
          <table:table-cell table:style-name="Table1.A2" office:value-type="string">
            <text:p text:style-name="Standard"><text:span text:style-name="T21">Commercial sale permitted</text:span></text:p>
          </table:table-cell>
        </table:table-row>
        <table:table-row table:style-name="Table1.1">
          <table:table-cell table:style-name="Table1.A3" office:value-type="string">
            <text:p text:style-name="Standard"><text:span text:style-name="T20">Fee to AART</text:span></text:p>
          </table:table-cell>
          <table:table-cell table:style-name="Table1.A3" office:value-type="string">
            <text:p text:style-name="Standard"><text:span text:style-name="T21">None</text:span></text:p>
          </table:table-cell>
          <table:table-cell table:style-name="Table1.A3" office:value-type="string">
            <text:p text:style-name="Standard"><text:span text:style-name="T21">~USD 1.00 per board manufactured</text:span></text:p>
          </table:table-cell>
        </table:table-row>
        <table:table-row table:style-name="Table1.1">
          <table:table-cell table:style-name="Table1.A2" office:value-type="string">
            <text:p text:style-name="Standard"><text:span text:style-name="T20">Slashed currency symbol</text:span></text:p>
          </table:table-cell>
          <table:table-cell table:style-name="Table1.A2" office:value-type="string">
            <text:p text:style-name="Standard"><text:span text:style-name="T21">Required</text:span></text:p>
          </table:table-cell>
          <table:table-cell table:style-name="Table1.A2" office:value-type="string">
            <text:p text:style-name="Standard"><text:span text:style-name="T21">Not required</text:span></text:p>
          </table:table-cell>
        </table:table-row>
        <table:table-row table:style-name="Table1.1">
          <table:table-cell table:style-name="Table1.A3" office:value-type="string">
            <text:p text:style-name="Standard"><text:span text:style-name="T20">Vendor logo on board</text:span></text:p>
          </table:table-cell>
          <table:table-cell table:style-name="Table1.A3" office:value-type="string">
            <text:p text:style-name="Standard"><text:span text:style-name="T21">Not applicable</text:span></text:p>
          </table:table-cell>
          <table:table-cell table:style-name="Table1.A3" office:value-type="string">
            <text:p text:style-name="Standard"><text:span text:style-name="T21">Permitted</text:span></text:p>
          </table:table-cell>
        </table:table-row>
        <table:table-row table:style-name="Table1.1">
          <table:table-cell table:style-name="Table1.A2" office:value-type="string">
            <text:p text:style-name="Standard"><text:span text:style-name="T20">Attribution on board</text:span></text:p>
          </table:table-cell>
          <table:table-cell table:style-name="Table1.A2" office:value-type="string">
            <text:p text:style-name="Standard"><text:span text:style-name="T21">Remora™ + CC BY + AART™ + ESCape32™</text:span></text:p>
          </table:table-cell>
          <table:table-cell table:style-name="Table1.A2" office:value-type="string">
            <text:p text:style-name="Standard"><text:span text:style-name="T21">Same</text:span></text:p>
          </table:table-cell>
        </table:table-row>
        <text:soft-page-break/>
        <table:table-row table:style-name="Table1.1">
          <table:table-cell table:style-name="Table1.A3" office:value-type="string">
            <text:p text:style-name="Standard"><text:span text:style-name="T20">AART support</text:span></text:p>
          </table:table-cell>
          <table:table-cell table:style-name="Table1.A3" office:value-type="string">
            <text:p text:style-name="Standard"><text:span text:style-name="T21">Community (Wiki, Discord, email)</text:span></text:p>
          </table:table-cell>
          <table:table-cell table:style-name="Table1.A3" office:value-type="string">
            <text:p text:style-name="Standard"><text:span text:style-name="T21">Vendor responsible; 2nd line by agreement</text:span></text:p>
          </table:table-cell>
        </table:table-row>
        <table:table-row table:style-name="Table1.1">
          <table:table-cell table:style-name="Table1.A2" office:value-type="string">
            <text:p text:style-name="Standard"><text:span text:style-name="T20">Derivative works</text:span></text:p>
          </table:table-cell>
          <table:table-cell table:style-name="Table1.A2" office:value-type="string">
            <text:p text:style-name="Standard"><text:span text:style-name="T21">Share-alike; return IP to AART</text:span></text:p>
          </table:table-cell>
          <table:table-cell table:style-name="Table1.A2" office:value-type="string">
            <text:p text:style-name="Standard"><text:span text:style-name="T21">Same</text:span></text:p>
          </table:table-cell>
        </table:table-row>
        <table:table-row table:style-name="Table1.1">
          <table:table-cell table:style-name="Table1.A3" office:value-type="string">
            <text:p text:style-name="Standard"><text:span text:style-name="T20">Prior notification to AART</text:span></text:p>
          </table:table-cell>
          <table:table-cell table:style-name="Table1.A3" office:value-type="string">
            <text:p text:style-name="Standard"><text:span text:style-name="T21">Not required</text:span></text:p>
          </table:table-cell>
          <table:table-cell table:style-name="Table1.A3" office:value-type="string">
            <text:p text:style-name="Standard"><text:span text:style-name="T21">Required before manufacture</text:span></text:p>
          </table:table-cell>
        </table:table-row>
      </table:table>
      <text:p text:style-name="P3"/>
      <text:h text:style-name="P5" text:outline-level="1"><text:span text:style-name="T6">Contact</text:span></text:h>
      <text:p text:style-name="P6"><text:span text:style-name="T7">General enquiries and licensing:</text:span></text:p>
      <text:list text:continue-numbering="true" text:style-name="WWNum2">
        <text:list-item>
          <text:p text:style-name="P8"><text:span text:style-name="T7">Web: </text:span><text:a xlink:type="simple" xlink:href="https://aart.dev" text:style-name="ListLabel_20_22" text:visited-style-name="ListLabel_20_22"><text:span text:style-name="T5">https://aart.dev</text:span></text:a></text:p>
        </text:list-item>
        <text:list-item>
          <text:p text:style-name="P8"><text:span text:style-name="T7">Licensing: </text:span><text:a xlink:type="simple" xlink:href="mailto:licensing@aart.dev" text:style-name="ListLabel_20_23" text:visited-style-name="ListLabel_20_23"><text:span text:style-name="T5">licensing@aart.dev</text:span></text:a></text:p>
        </text:list-item>
        <text:list-item>
          <text:p text:style-name="P8"><text:span text:style-name="T7">Repository: Available via AART GitHub (see aart.dev for current location)</text:span></text:p>
        </text:list-item>
      </text:list>
      <text:p text:style-name="P3"/>
      <text:p text:style-name="P12"><text:span text:style-name="T10">© 2025 AART — Adrian Blakey &amp; Richard Lang. All rights reserv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1a1a1a"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1a1a1a"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0835in" style:contextual-spacing="false"/>
      <style:text-properties fo:color="#2255a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chapter">
      <style:paragraph-properties fo:margin-top="0.1945in" fo:margin-bottom="0.0555in" style:contextual-spacing="false"/>
      <style:text-properties fo:color="#334488"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default-outline-level="3" style:list-style-name="" style:class="chapter">
      <style:paragraph-properties fo:margin-top="0.139in" fo:margin-bottom="0.0417in" style:contextual-spacing="false"/>
      <style:text-properties fo:color="#445566" loext:opacity="100%" style:font-name="Arial1" fo:font-family="Arial" style:font-family-generic="swiss"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3" style:display-name="ListLabel 13"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4" style:display-name="ListLabel 14"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5" style:display-name="ListLabel 15"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6" style:display-name="ListLabel 16"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7" style:display-name="ListLabel 17"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8" style:display-name="ListLabel 18"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9" style:display-name="ListLabel 19"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1" style:display-name="ListLabel 21"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2" style:display-name="ListLabel 22"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3" style:display-name="ListLabel 23"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0835in" fo:margin-bottom="0in" style:contextual-spacing="false" fo:text-align="center" style:justify-single-word="false" fo:padding-left="0in" fo:padding-right="0in" fo:padding-top="0.0555in" fo:padding-bottom="0in" fo:border-left="none" fo:border-right="none" fo:border-top="0.51pt solid #aaaacc" fo:border-bottom="none"/>
    </style:style>
    <style:style style:name="MT1" style:family="text">
      <style:text-properties fo:color="#888888" loext:opacity="100%" style:font-name="Arial" fo:font-size="9pt" style:font-name-asian="Arial2" style:font-size-asian="9pt" style:font-name-complex="Arial2" style:font-size-complex="9pt"/>
    </style:style>
    <style:style style:name="MT2" style:family="text">
      <style:text-properties fo:color="#555555" loext:opacity="100%" style:font-name="Arial" fo:font-size="10pt" fo:font-style="italic" style:font-name-asian="Arial2" style:font-size-asian="10pt" style:font-style-asian="italic" style:font-name-complex="Arial2" style:font-size-complex="10pt" style:font-style-complex="italic"/>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AART Remora™ eCom License — Page </text:span><text:span text:style-name="MT2"><text:page-number text:select-page="current">8</text:page-number></text:span><text:span text:style-name="MT1"><text:s/>of </text:span><text:span text:style-name="MT2"><text:page-count>8</text:page-count></text:span><text:span text:style-name="MT1"><text:s text:c="2"/>  <text:s/>© 2025 AART — Adrian Blakey &amp; Richard Lang <text:s/>  <text:s/>licensing@aart.dev</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dc:creator>Adrian Blakey</dc:creator>
    <meta:editing-cycles>2</meta:editing-cycles>
    <meta:creation-date>2026-04-07T08:00:46.481000000</meta:creation-date>
    <dc:date>2026-04-07T10:23:43.838035577</dc:date>
    <meta:editing-duration>PT7M21S</meta:editing-duration>
    <meta:document-statistic meta:table-count="1" meta:image-count="0" meta:object-count="0" meta:page-count="8" meta:paragraph-count="145" meta:word-count="2180" meta:character-count="14443" meta:non-whitespace-character-count="12397"/>
    <meta:generator>LibreOffice/26.2.2.2$Linux_X86_64 LibreOffice_project/620$Build-2</meta:generator>
  </office:meta>
</office:document-meta>
</file>